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2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3" style:family="paragraph" style:parent-style-name="Standard">
      <style:paragraph-properties fo:margin-left="0.85in" fo:margin-right="0in" fo:text-indent="-0.25in" style:auto-text-indent="false"/>
      <style:text-properties officeooo:paragraph-rsid="02aa2dc0"/>
    </style:style>
    <style:style style:name="P634"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4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00" style:family="paragraph" style:parent-style-name="Text_20_body">
      <style:text-properties fo:font-style="italic" style:text-underline-style="solid" style:text-underline-width="auto" style:text-underline-color="font-color" fo:font-weight="bold"/>
    </style:style>
    <style:style style:name="P701" style:family="paragraph" style:parent-style-name="Text_20_body">
      <style:text-properties fo:font-size="14pt"/>
    </style:style>
    <style:style style:name="P702" style:family="paragraph" style:parent-style-name="Preformatted_20_Text">
      <style:text-properties fo:font-weight="normal" officeooo:rsid="009b96ec" officeooo:paragraph-rsid="00a2efb5" style:font-weight-asian="normal" style:font-weight-complex="normal"/>
    </style:style>
    <style:style style:name="P70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4" style:family="paragraph" style:parent-style-name="Preformatted_20_Text">
      <style:text-properties officeooo:paragraph-rsid="01568c27"/>
    </style:style>
    <style:style style:name="P705" style:family="paragraph" style:parent-style-name="Preformatted_20_Text">
      <style:text-properties officeooo:rsid="01587979" officeooo:paragraph-rsid="01587979"/>
    </style:style>
    <style:style style:name="P70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9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9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92" style:family="paragraph" style:parent-style-name="Standard">
      <style:paragraph-properties fo:margin-left="0.6in" fo:margin-right="0in" fo:text-indent="0in" style:auto-text-indent="false"/>
      <style:text-properties officeooo:paragraph-rsid="03559951"/>
    </style:style>
    <style:style style:name="P79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9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9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00" style:family="paragraph" style:parent-style-name="Standard" style:list-style-name="L1">
      <style:text-properties officeooo:paragraph-rsid="00150877"/>
    </style:style>
    <style:style style:name="P801" style:family="paragraph" style:parent-style-name="Standard" style:list-style-name="L1">
      <style:text-properties officeooo:paragraph-rsid="015b2629"/>
    </style:style>
    <style:style style:name="P802" style:family="paragraph" style:parent-style-name="Standard" style:list-style-name="L1">
      <style:text-properties officeooo:rsid="0166086a" officeooo:paragraph-rsid="00150877" fo:background-color="#ffffff"/>
    </style:style>
    <style:style style:name="P803" style:family="paragraph" style:parent-style-name="Standard" style:list-style-name="L1">
      <style:text-properties officeooo:rsid="01672563" officeooo:paragraph-rsid="00911618" fo:background-color="#ffffff"/>
    </style:style>
    <style:style style:name="P804" style:family="paragraph" style:parent-style-name="Standard" style:list-style-name="L1">
      <style:text-properties officeooo:rsid="01672563" officeooo:paragraph-rsid="015b2629" fo:background-color="#ffffff"/>
    </style:style>
    <style:style style:name="P805" style:family="paragraph" style:parent-style-name="Standard" style:list-style-name="L2">
      <style:text-properties officeooo:rsid="01686afd" officeooo:paragraph-rsid="00150877" fo:background-color="#ffffff"/>
    </style:style>
    <style:style style:name="P806" style:family="paragraph" style:parent-style-name="Standard" style:list-style-name="L3">
      <style:text-properties officeooo:rsid="01686afd" officeooo:paragraph-rsid="00150877" fo:background-color="#ffffff"/>
    </style:style>
    <style:style style:name="P807" style:family="paragraph" style:parent-style-name="Standard" style:list-style-name="L4">
      <style:text-properties fo:font-style="italic" officeooo:paragraph-rsid="01e5fe68" style:font-style-asian="italic" style:font-style-complex="italic"/>
    </style:style>
    <style:style style:name="P808" style:family="paragraph" style:parent-style-name="Standard" style:list-style-name="L4">
      <style:text-properties fo:font-style="italic" officeooo:paragraph-rsid="01f985cf" style:font-style-asian="italic" style:font-style-complex="italic"/>
    </style:style>
    <style:style style:name="P80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1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1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1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1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1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1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1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1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1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1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2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2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2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2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2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54" style:family="text">
      <style:text-properties officeooo:rsid="02a58a47"/>
    </style:style>
    <style:style style:name="T355" style:family="text">
      <style:text-properties officeooo:rsid="02a71e18"/>
    </style:style>
    <style:style style:name="T356" style:family="text">
      <style:text-properties officeooo:rsid="02649100"/>
    </style:style>
    <style:style style:name="T357" style:family="text">
      <style:text-properties officeooo:rsid="02a726ff"/>
    </style:style>
    <style:style style:name="T358" style:family="text">
      <style:text-properties fo:font-size="14pt" style:font-size-asian="14pt" style:font-size-complex="14pt"/>
    </style:style>
    <style:style style:name="T359" style:family="text">
      <style:text-properties fo:font-size="14pt" officeooo:rsid="02a58a47" style:font-size-asian="14pt" style:font-size-complex="14pt"/>
    </style:style>
    <style:style style:name="T360" style:family="text">
      <style:text-properties fo:font-size="14pt" officeooo:rsid="02a726ff" style:font-size-asian="14pt" style:font-size-complex="14pt"/>
    </style:style>
    <style:style style:name="T361" style:family="text">
      <style:text-properties fo:font-size="14pt" officeooo:rsid="02a810dc" style:font-size-asian="14pt" style:font-size-complex="14pt"/>
    </style:style>
    <style:style style:name="T362" style:family="text">
      <style:text-properties officeooo:rsid="0282bf6e"/>
    </style:style>
    <style:style style:name="T363" style:family="text">
      <style:text-properties officeooo:rsid="02a8f638"/>
    </style:style>
    <style:style style:name="T364" style:family="text">
      <style:text-properties officeooo:rsid="02aa29c0"/>
    </style:style>
    <style:style style:name="T365" style:family="text">
      <style:text-properties officeooo:rsid="02aa2dc0"/>
    </style:style>
    <style:style style:name="T366" style:family="text">
      <style:text-properties officeooo:rsid="02ad8dd0"/>
    </style:style>
    <style:style style:name="T367" style:family="text">
      <style:text-properties officeooo:rsid="02aeefd3"/>
    </style:style>
    <style:style style:name="T368" style:family="text">
      <style:text-properties officeooo:rsid="02b50f11"/>
    </style:style>
    <style:style style:name="T369" style:family="text">
      <style:text-properties officeooo:rsid="02be47f1"/>
    </style:style>
    <style:style style:name="T370" style:family="text">
      <style:text-properties officeooo:rsid="02c253a6"/>
    </style:style>
    <style:style style:name="T371" style:family="text">
      <style:text-properties officeooo:rsid="02c390e7"/>
    </style:style>
    <style:style style:name="T372" style:family="text">
      <style:text-properties officeooo:rsid="02c48e0f"/>
    </style:style>
    <style:style style:name="T373" style:family="text">
      <style:text-properties officeooo:rsid="02c50a9d"/>
    </style:style>
    <style:style style:name="T374" style:family="text">
      <style:text-properties officeooo:rsid="02c7868a"/>
    </style:style>
    <style:style style:name="T375" style:family="text">
      <style:text-properties officeooo:rsid="02c96a00"/>
    </style:style>
    <style:style style:name="T376" style:family="text">
      <style:text-properties officeooo:rsid="02cb97ff"/>
    </style:style>
    <style:style style:name="T377" style:family="text">
      <style:text-properties officeooo:rsid="02cbdee7"/>
    </style:style>
    <style:style style:name="T378" style:family="text">
      <style:text-properties officeooo:rsid="02cc32fe"/>
    </style:style>
    <style:style style:name="T379" style:family="text">
      <style:text-properties officeooo:rsid="02cc600f"/>
    </style:style>
    <style:style style:name="T380" style:family="text">
      <style:text-properties officeooo:rsid="02d0a2d2"/>
    </style:style>
    <style:style style:name="T381" style:family="text">
      <style:text-properties officeooo:rsid="02df2240"/>
    </style:style>
    <style:style style:name="T382" style:family="text">
      <style:text-properties officeooo:rsid="02efb63b"/>
    </style:style>
    <style:style style:name="T383" style:family="text">
      <style:text-properties officeooo:rsid="02f5c76f"/>
    </style:style>
    <style:style style:name="T384" style:family="text">
      <style:text-properties officeooo:rsid="02fcd022"/>
    </style:style>
    <style:style style:name="T385" style:family="text">
      <style:text-properties officeooo:rsid="030109dd"/>
    </style:style>
    <style:style style:name="T386" style:family="text">
      <style:text-properties officeooo:rsid="030161fa"/>
    </style:style>
    <style:style style:name="T387" style:family="text">
      <style:text-properties officeooo:rsid="0305e3af"/>
    </style:style>
    <style:style style:name="T388" style:family="text">
      <style:text-properties officeooo:rsid="030761ff"/>
    </style:style>
    <style:style style:name="T389" style:family="text">
      <style:text-properties officeooo:rsid="0308eca5"/>
    </style:style>
    <style:style style:name="T390" style:family="text">
      <style:text-properties officeooo:rsid="0309f13d"/>
    </style:style>
    <style:style style:name="T391" style:family="text">
      <style:text-properties officeooo:rsid="030f50fd"/>
    </style:style>
    <style:style style:name="T392" style:family="text">
      <style:text-properties officeooo:rsid="03125fa5"/>
    </style:style>
    <style:style style:name="T393" style:family="text">
      <style:text-properties officeooo:rsid="0314bcb4"/>
    </style:style>
    <style:style style:name="T394" style:family="text">
      <style:text-properties officeooo:rsid="0316fab6"/>
    </style:style>
    <style:style style:name="T395" style:family="text">
      <style:text-properties officeooo:rsid="0319a2b0"/>
    </style:style>
    <style:style style:name="T396" style:family="text">
      <style:text-properties officeooo:rsid="031f51ce"/>
    </style:style>
    <style:style style:name="T397" style:family="text">
      <style:text-properties officeooo:rsid="032466e6"/>
    </style:style>
    <style:style style:name="T398" style:family="text">
      <style:text-properties officeooo:rsid="0326e7f2"/>
    </style:style>
    <style:style style:name="T399" style:family="text">
      <style:text-properties officeooo:rsid="03271009"/>
    </style:style>
    <style:style style:name="T400" style:family="text">
      <style:text-properties officeooo:rsid="03313a5f"/>
    </style:style>
    <style:style style:name="T401" style:family="text">
      <style:text-properties officeooo:rsid="03359e7c"/>
    </style:style>
    <style:style style:name="T402" style:family="text">
      <style:text-properties officeooo:rsid="03389fa5"/>
    </style:style>
    <style:style style:name="T403" style:family="text">
      <style:text-properties officeooo:rsid="0339c024"/>
    </style:style>
    <style:style style:name="T404" style:family="text">
      <style:text-properties officeooo:rsid="03408135"/>
    </style:style>
    <style:style style:name="T405" style:family="text">
      <style:text-properties officeooo:rsid="03463533"/>
    </style:style>
    <style:style style:name="T406" style:family="text">
      <style:text-properties officeooo:rsid="034bb64f"/>
    </style:style>
    <style:style style:name="T407" style:family="text">
      <style:text-properties officeooo:rsid="034cfac3"/>
    </style:style>
    <style:style style:name="T408" style:family="text">
      <style:text-properties officeooo:rsid="034da132"/>
    </style:style>
    <style:style style:name="T409" style:family="text">
      <style:text-properties officeooo:rsid="034e0c73"/>
    </style:style>
    <style:style style:name="T410" style:family="text">
      <style:text-properties officeooo:rsid="03505f97"/>
    </style:style>
    <style:style style:name="T411" style:family="text">
      <style:text-properties officeooo:rsid="03537aee"/>
    </style:style>
    <style:style style:name="T412" style:family="text">
      <style:text-properties officeooo:rsid="0353a1a6"/>
    </style:style>
    <style:style style:name="T413" style:family="text">
      <style:text-properties officeooo:rsid="0353e13e"/>
    </style:style>
    <style:style style:name="T414" style:family="text">
      <style:text-properties officeooo:rsid="03559951"/>
    </style:style>
    <style:style style:name="T415" style:family="text">
      <style:text-properties officeooo:rsid="0356f429"/>
    </style:style>
    <style:style style:name="T416" style:family="text">
      <style:text-properties officeooo:rsid="035a3008"/>
    </style:style>
    <style:style style:name="T417" style:family="text">
      <style:text-properties officeooo:rsid="035cce46"/>
    </style:style>
    <style:style style:name="T418" style:family="text">
      <style:text-properties officeooo:rsid="035ff8c9"/>
    </style:style>
    <style:style style:name="T419" style:family="text">
      <style:text-properties officeooo:rsid="03604575"/>
    </style:style>
    <style:style style:name="T420" style:family="text">
      <style:text-properties officeooo:rsid="036221e1"/>
    </style:style>
    <style:style style:name="T421" style:family="text">
      <style:text-properties officeooo:rsid="03663c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8569231716483974429" text:style-name="L1">
        <text:list-item>
          <text:p text:style-name="P80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00"><text:span text:style-name="T18">Change the name of</text:span><text:span text:style-name="T19"> the .Rnw </text:span><text:span text:style-name="T18">file and open it.</text:span></text:p>
        </text:list-item>
        <text:list-item>
          <text:p text:style-name="P80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03">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4">git push [mmrinconh Nugr]</text:p>
      <text:p text:style-name="P464"/>
      <text:list xml:id="list4653414381471" text:continue-numbering="true" text:style-name="L1">
        <text:list-item>
          <text:p text:style-name="P813">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15">Compilar en Rstudio</text:p>
        </text:list-item>
        <text:list-item>
          <text:p text:style-name="P815">Abrir el .tex y compilar con PDFlatex...it gives you the chance to change a dash in González – Quirós bibliography entry in .bbl file, save it and compile again.</text:p>
        </text:list-item>
      </text:list>
      <text:p text:style-name="P707"/>
      <text:p text:style-name="P709">Muchos de estos pasos se han automatizado en un fichero que se llama report_generation.r en TEXdocuments/benchmark</text:p>
      <text:p text:style-name="P710">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4"/>
      <text:p text:style-name="P46">OJO, Revisar lengthweight relation ship file!</text:p>
      <text:list xml:id="list4745812289006066037" text:style-name="L2">
        <text:list-header>
          <text:p text:style-name="P805"/>
        </text:list-header>
      </text:list>
      <text:list xml:id="list4428591734091905899" text:style-name="L3">
        <text:list-header>
          <text:p text:style-name="P80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00"/>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2"><text:span text:style-name="Source_20_Text"><text:span text:style-name="T151">## <text:s text:c="5"/>age <text:s text:c="3"/>m.gis1 <text:s text:c="2"/>m.gis2 <text:s text:c="2"/>m.gis3 <text:s text:c="2"/>m.gis4</text:span></text:span></text:p>
      <text:p text:style-name="P706"><text:span text:style-name="Source_20_Text"><text:span text:style-name="T150">## [1,] <text:s text:c="2"/>0 <text:s text:c="7"/>NA 2.722670 2.892500 2.420441</text:span></text:span></text:p>
      <text:p text:style-name="P706"><text:span text:style-name="Source_20_Text"><text:span text:style-name="T150">## [2,] <text:s text:c="2"/>1 2.1489236 1.595922 2.213295 2.005761</text:span></text:span></text:p>
      <text:p text:style-name="P706"><text:span text:style-name="Source_20_Text"><text:span text:style-name="T150">## [3,] <text:s text:c="2"/>2 1.2522716 1.334262 1.392797 1.488761</text:span></text:span></text:p>
      <text:p text:style-name="P706"><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3">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4"><text:span text:style-name="T45">module load gadget/2.2.00-BETA-f4089fe </text:span><text:s/></text:p>
      <text:p text:style-name="P705">R</text:p>
      <text:p text:style-name="P705">He instalado reshape2 y dplyr para que funcionara</text:p>
      <text:p text:style-name="P70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4653126954590" text:continue-list="list4653414381471" text:style-name="L1">
        <text:list-item text:start-value="1">
          <text:p text:style-name="P80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01"><text:span text:style-name="T18">Change the name of</text:span><text:span text:style-name="T19"> the .Rnw </text:span><text:span text:style-name="T18">file and open it.</text:span></text:p>
        </text:list-item>
        <text:list-item>
          <text:p text:style-name="P804">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7"><text:s/><text:tab/>git add Anchovyb*</text:p>
      <text:p text:style-name="P641"><text:span text:style-name="T23">git </text:span>commit -m "Files for benchmark analysis ...”</text:p>
      <text:p text:style-name="P465">git push [mmrinconh Nugr]</text:p>
      <text:p text:style-name="P465"/>
      <text:list xml:id="list4652204595911" text:continue-numbering="true" text:style-name="L1">
        <text:list-item>
          <text:p text:style-name="P814">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16">Compilar en Rstudio</text:p>
        </text:list-item>
        <text:list-item>
          <text:p text:style-name="P816">Abrir el .tex y compilar con PDFlatex...it gives you the chance to change a dash in González – Quirós bibliography entry in .bbl file, save it and compile again.</text:p>
        </text:list-item>
      </text:list>
      <text:p text:style-name="P708"/>
      <text:p text:style-name="P711">Muchos de estos pasos se han automatizado en un fichero que se llama report_generation.r en TEXdocuments/benchmark</text:p>
      <text:p text:style-name="P712">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2"/>
      <text:p text:style-name="P712"/>
      <text:p text:style-name="P713">Versión Rgadget 0.5 <text:span text:style-name="T241">en mi pc</text:span></text:p>
      <text:p text:style-name="P766">This is just to tell you about some errors I'm getting with Rgadget version 0.5. in my pc but I guess in cesga the latest version is installed.</text:p>
      <text:p text:style-name="P76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2">Actualizo Rgadget a la última versión <text:span text:style-name="T242">sin actualizar ningún otro paquete. No funciona </text:span></text:p>
      <text:p text:style-name="P723"/>
      <text:p text:style-name="P724">problema en resildist <text:span text:style-name="T243">solucionado con bubbles siguiendo las instrucciones que hay para Rgadget en la página de github</text:span></text:p>
      <text:p text:style-name="P725">El gadget.fit fallaba porque no generaba el res.by.year <text:s/>correctamente, por eso hice mi propia versión gadget_fit4_2step.r que creo que era lo mismo que el gadget.fit <text:span text:style-name="T244">después de llamar al Gadget</text:span></text:p>
      <text:p text:style-name="P726">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4"><text:soft-page-break/></text:p>
      <text:p text:style-name="P727">Ahora cambio la última línea del runner para que llame a gadget_fit4_2step_2019.r <text:span text:style-name="T246">y ese es el que voy a usar de base para el del assessment 2019</text:span></text:p>
      <text:p text:style-name="P728">Ya se ha reproducido el del año pasado.</text:p>
      <text:p text:style-name="P728">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9">Cambio wd a Assessment2019 y el nombre del Gadget directory Anchovy2018_benchmark_allnumbers_A2018endyear_estesisisi_3_2019_2</text:p>
      <text:p text:style-name="P729"/>
      <text:p text:style-name="P729">Cambio en <text:span text:style-name="T248">(Línea 537) </text:span>for (i in c(2015:2017)){ </text:p>
      <text:p text:style-name="P729"><text:s text:c="2"/>name&lt;-paste("Ecocadiz",i,sep="") <text:span text:style-name="T248">que me interesa biomasa y bioage0</text:span></text:p>
      <text:p text:style-name="P729"/>
      <text:p text:style-name="P729">2017 por 2018</text:p>
      <text:p text:style-name="P715"/>
      <text:p text:style-name="P716"/>
      <text:p text:style-name="P715"/>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20"><text:s/><text:span text:style-name="T270">/home/marga/Back up de MIPC/Documentos/TEXdocuments/Benchmark/Assessment2019/Anchovy2017_benchmark_allnumbers_59_2018_2_fv_june25_2019_27may_ecocadiz2018_estesi/Modelcomparison_estesi2019_2018pluspelagoALK1718.Rmd</text:span></text:p>
      <text:p text:style-name="P720"/>
      <text:p text:style-name="P720"/>
      <text:p text:style-name="P737">In the text check “Remarkable Model Assumptions”</text:p>
      <text:p text:style-name="P738">“Overview of the likelihood” </text:p>
      <text:p text:style-name="P738"/>
      <text:p text:style-name="P739">Copia del junio 30 [csmdpmrh@fs6804 Anchovy2019_completo_ecocadiz2018_estesi_junio30_replica]$ sbatch --time=8:00:00 -p shared --qos=shared trabajo.sh</text:p>
      <text:p text:style-name="P739">Submitted batch job 2686909</text:p>
      <text:p text:style-name="P739"/>
      <text:p text:style-name="P741">Quitar ecocadiz</text:p>
      <text:p text:style-name="P740">[csmdpmrh@fs6804 Anchovy2019_completo_ecocadiz2018_sinecocadiz2018]$ sbatch --time=8:00:00 -p shared --qos=shared trabajo.sh</text:p>
      <text:p text:style-name="P740">Submitted batch job 2687663</text:p>
      <text:p text:style-name="P740"/>
      <text:p text:style-name="P741">Para los retros tengo que quitar el reclutamiento del año en curso</text:p>
      <text:p text:style-name="P741"/>
      <text:p text:style-name="P742">[csmdpmrh@fs6804 Anchovy2019_completo_ecocadiz2018_estesi_junio30_retro17]$ sbatch --time=8:00:00 -p shared --qos=shared trabajo.sh</text:p>
      <text:p text:style-name="P742">Submitted batch job 2689255</text:p>
      <text:p text:style-name="P742">[csmdpmrh@fs6804 Anchovy2019_completo_ecocadiz2018_estesi_junio30_retro17]$ cd ..</text:p>
      <text:p text:style-name="P742">[csmdpmrh@fs6804 assessment2019]$ cd Anchovy2019_completo_ecocadiz2018_estesi_junio30_retro16</text:p>
      <text:p text:style-name="P742">[csmdpmrh@fs6804 Anchovy2019_completo_ecocadiz2018_estesi_junio30_retro16]$ sbatch --time=8:00:00 -p shared --qos=shared trabajo.sh</text:p>
      <text:p text:style-name="P742">Submitted batch job 2689256</text:p>
      <text:p text:style-name="P742"/>
      <text:p text:style-name="P743">Error en la fórmula porque B del último año no incluye bichos de edad cero mientras que las B del denominador si. </text:p>
      <text:p text:style-name="P74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4">Hay que corregirle algunas cosas manualmente como unos NA’s en la Pelago</text:p>
      <text:p text:style-name="P744"/>
      <text:p text:style-name="P744">Útimo run del Gadget:</text:p>
      <text:p text:style-name="P74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4"/>
      <text:p text:style-name="P744"/>
      <text:p text:style-name="P745">No olvidar pasarle a Andrés el std con </text:p>
      <text:p text:style-name="P745">require(XLConnect)</text:p>
      <text:p text:style-name="P745">writeWorksheetToFile("/home/marga/Documents/ICES grupos/WGHANSA/WGHANSA2019/anchovystd.xlsx", sheet="Hoja1", data = fit$stock.std%&gt;%filter(year&gt;1988))</text:p>
      <text:p text:style-name="P745"/>
      <text:p text:style-name="P747">OJO: Abrir el proyecto R del TAF desde aquí:</text:p>
      <text:p text:style-name="P752">/home/marga/Documents/ICES grupos/TAF/2020_ane.27.9a_assessment</text:p>
      <text:p text:style-name="P746">For the TAF, it is done now for 2019 it produces a .tex document <text:span text:style-name="T271">it is neccesary to put .bib .bst and .cls in the report folder manually but it works (No he hecho push al poner esos archivos es decir están solo localmente)</text:span></text:p>
      <text:p text:style-name="P746"/>
      <text:p text:style-name="P765">2020 Asessment (año de la pandemia) <text:span text:style-name="T276">Mayo 7</text:span></text:p>
      <text:p text:style-name="P749">Primero en el CESGA en la carpeta Asessment busco el último folder del Gadget:</text:p>
      <text:p text:style-name="P749">Anchovy2019_completo_ecocadiz2018_estesi_junio30, hago una copia con el mismo nombre pero con prueba2020 al final:</text:p>
      <text:p text:style-name="P74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1">[csmdpmrh@fs6803 GADGET_backup]$ cd assessment2019</text:p>
      <text:p text:style-name="P750">[csmdpmrh@fs6803 assessment2019]$ cd Anchovy2019_completo_ecocadiz2018_estesi_junio30_prueba2020</text:p>
      <text:p text:style-name="P750">[csmdpmrh@fs6803 Anchovy2019_completo_ecocadiz2018_estesi_junio30_prueba2020]$ sbatch --time=8:00:00 -p shared --qos=shared trabajo.sh</text:p>
      <text:p text:style-name="P750">Submitted batch job 3938103</text:p>
      <text:p text:style-name="P750"/>
      <text:p text:style-name="P751">Voy a intentar la prueba de correr el assessmnet del año pasado con el TAF:</text:p>
      <text:p text:style-name="P753">Esta no es la forma:</text:p>
      <text:p text:style-name="P754">Voy a Documentos/ICES grupos/TAF/2020_ane.27.9a_assessment y creo un nuevo folder llamado <text:span text:style-name="T272">P</text:span>rueba1 copiando todo lo que había salvo el .git y el Rproject.</text:p>
      <text:p text:style-name="P755">Copio el TAF_code.r en Prueba1 y modifico el setwd</text:p>
      <text:list xml:id="list5246278399819184447" text:style-name="L4">
        <text:list-item>
          <text:p text:style-name="P80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text:soft-page-break/>In the console locally: cd <text:span text:style-name="T22">GADGET/Realgadgetgit/gadgetanchovy </text:span></text:p>
      <text:p text:style-name="P638"><text:s/><text:tab/>git add .</text:p>
      <text:p text:style-name="P642"><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4652230545566" text:continue-numbering="true" text:style-name="L4">
        <text:list-item>
          <text:p text:style-name="P80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2">In the console locally: cd <text:span text:style-name="T22">GADGET/Realgadgetgit/gadgetanchovy </text:span></text:p>
      <text:p text:style-name="P639"><text:s/><text:tab/>git add .</text:p>
      <text:p text:style-name="P643"><text:span text:style-name="T23">git </text:span>commit -m "Files for benchmark analysis ...”</text:p>
      <text:p text:style-name="P473">git push [mmrinconh Nugr]</text:p>
      <text:p text:style-name="P477"/>
      <text:p text:style-name="P645">Copiar localmente el repositorio: <text:span text:style-name="T278">Ahora se llama: 2020_ane.27.9a_assessment_prueba</text:span></text:p>
      <text:p text:style-name="P645">sin el .git y sin el Rproject, borrar las carpetas bootstrap/data <text:s/><text:span text:style-name="T275">library SOFTWARE.bib and software, modificar las entradas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8">matageyeardf&lt;-data.frame(year=rep(1988:2016,times=4),age=rep(0:3,each=29),propmat=1) en la línea 977 y se borra todo lo referente a matageyear</text:p>
      <text:p text:style-name="P768"/>
      <text:p text:style-name="P769">El Rnw funciona correctamente! :)</text:p>
      <text:p text:style-name="P769"/>
      <text:p text:style-name="P769">Ahora <text:span text:style-name="T281">parto de </text:span></text:p>
      <text:p text:style-name="P770"><text:span text:style-name="T281">home/marga/GADGET/Assessment/Assessment2019/</text:span>setupanchovy_Prueba_1988_2015_completo_fleet_number_As2018_endyear2017_estesi_3_2019_2_fvmay27_fromcesga_mejorado</text:p>
      <text:p text:style-name="P770"/>
      <text:p text:style-name="P756">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2">setupanchovy_Prueba_1988_2015_completo_fleet_number_As2018_endyear2017_estesi_3_2019_2_fvmay27_fromcesga_mejorado_2020</text:p>
      <text:p text:style-name="P771"/>
      <text:p text:style-name="P772">Creo un proyecto en R para el assessment del 2020 en <text:s/><text:span text:style-name="T286">GADGET/Assessment/Assessment2</text:span><text:span text:style-name="T287">020_pandemia</text:span></text:p>
      <text:p text:style-name="P788"/>
      <text:p text:style-name="P788"/>
      <text:p text:style-name="P788"/>
      <text:p text:style-name="P731">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30"/>
      <text:p text:style-name="P732">Cambio en <text:span text:style-name="T248">(Línea 611) </text:span></text:p>
      <text:p text:style-name="P733">for (i in c(2015:2018)) 2018 por 2019</text:p>
      <text:p text:style-name="P735">for (i in c(2015:2019)){</text:p>
      <text:p text:style-name="P735"><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8"/>
      <text:p text:style-name="P717"/>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90"><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7"><text:span text:style-name="T81">de </text:span><text:span text:style-name="T79">pelago_comp solo <text:s/>se usa </text:span><text:bookmark text:name="rstudio_console_output21"/><text:span text:style-name="T249">pelago_bio_pre</text:span></text:p>
      <text:p text:style-name="P756"/>
      <text:p text:style-name="P758"><text:s/><text:span text:style-name="T296">Actualizar Catches_Algarve hasta 2019 que están en /home/marga/GADGET/DATOS/Algarve/Landings_Metier_9aS_alg_2019.xlsx, están en tons así que no hay que multiplicar</text:span></text:p>
      <text:p text:style-name="P758"/>
      <text:p text:style-name="P758"/>
      <text:p text:style-name="P763"><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1"/>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6">Copiar localmente el repositorio: <text:span text:style-name="T278">Ahora se llama: </text:span><text:span text:style-name="T92">2020_ane.27.9a_assessment_prueba1</text:span></text:p>
      <text:p text:style-name="P646">sin el .git y sin el Rproject, borrar las carpetas bootstrap/data <text:s/><text:span text:style-name="T275">library SOFTWARE.bib and software, modificar las entradas, borrar también el folder report </text:span></text:p>
      <text:p text:style-name="P648">(aquí lo mismo pero en inglés por si acaso entiendo más en inglés que en español el día que relea:</text:p>
      <text:p text:style-name="P646">I deleted everything in the bootstrap folder except the initial folder and DATA.bib where I put the right path to the new sources<text:span text:style-name="T278">)</text:span></text:p>
      <text:p text:style-name="P646"/>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9"><text:span text:style-name="T323">y corro el código, error: </text:span><text:bookmark text:name="rstudio_console_output4"/><text:span text:style-name="T315">Error: <text:s/>chunk 1 </text:span></text:p>
      <text:p text:style-name="P793"><text:soft-page-break/>Error : Column `newyear` must be length 126 (the number of rows) or one, not 122</text:p>
      <text:p text:style-name="P793">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20"><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3">Anchovy 2021 (pandemia más pérdida de datos)</text:p>
      <text:p text:style-name="P789">home/marga/GADGET/GADGETGIT/gadgetanchovy/Anchovy2018_benchmark_allnumbers_56.zip</text:p>
      <text:p text:style-name="P624">Aquí hay una versión que puede ser cercana a la del benchmark, <text:span text:style-name="T348">ahora en el github Anchovy_2020_3_all copia de </text:span><text:span text:style-name="T350">home/marga/GADGET/</text:span><text:span text:style-name="T348">Assessment</text:span></text:p>
      <text:p text:style-name="P625">/home/marga/GADGET/Assessment/Assessment2020_pandemia/ <text:soft-page-break/>Anchovy_2020_3</text:p>
      <text:p text:style-name="P626">ver video Abril 14 de 2021 donde comparo la likelihood del 3 con la likelihood del 5 (el que se usó en el assessment) hay problemas en <text:span text:style-name="T354">ldist.ecocadiz.noage, los datos de surveys iguales.</text:span></text:p>
      <text:p text:style-name="P629">Abril 15/2021</text:p>
      <text:p text:style-name="P628">Las diferencias son porque no habíamos quitado la edad 0 de las ldist para la ecocadiz. Yorch me envía <text:span text:style-name="T355">en un correo </text:span>un <text:span text:style-name="T351">DATOS_NOEDAD_</text:span><text:span text:style-name="T352">0</text:span>.rar <text:span text:style-name="T355">donde tiene un archivo <text:s/></text:span><text:span text:style-name="T351">DATOS_NOEDAD_</text:span><text:span text:style-name="T352">0</text:span><text:span text:style-name="T351">.csv </text:span><text:span text:style-name="T352">y que es igual al que generamos en los videos para <text:s/></text:span><text:span text:style-name="T354">ldist.ecocadiz.noage</text:span></text:p>
      <text:p text:style-name="P627"/>
      <text:p text:style-name="P629">Esto que escribí antes:</text:p>
      <text:p text:style-name="P629"/>
      <text:list xml:id="list8674586563791998136" text:style-name="L5">
        <text:list-item>
          <text:p text:style-name="P809">corro <text:s/>setupanchovy_fromcesga_mejorado_2020_conpelago_ycatches2020.r <text:span text:style-name="T356">que tiene datos de capturas 2020 y corregidos los ALK de 2017 y 2018 para que incluyan discards</text:span></text:p>
          <text:p text:style-name="P810">El nuevo folder de datos de base se llama <text:span text:style-name="T93">anchovy2020_3 </text:span><text:span text:style-name="T94">(definitivo)</text:span></text:p>
        </text:list-item>
        <text:list-item>
          <text:p text:style-name="P811">“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7420797818841375211" text:style-name="L6">
        <text:list-item>
          <text:p text:style-name="P812">Copia de anchovy 2020_3 cambio el seed a 10 y uso el archivo de Jorge ahora se llama anchovy2020_5”</text:p>
        </text:list-item>
      </text:list>
      <text:p text:style-name="P527"/>
      <text:p text:style-name="P545">Me hace pensar <text:span text:style-name="T357">que el 2020_3 que tengo es el mismo <text:s/>que el 2020_5 salvo por ese archivo </text:span></text:p>
      <text:p text:style-name="P546"><text:span text:style-name="T359">ldist.ecocadiz.noage </text:span><text:span text:style-name="T360">y el seed.</text:span></text:p>
      <text:p text:style-name="P547"><text:span text:style-name="T360">D</text:span><text:span text:style-name="T358">igo también: “</text:span><text:span text:style-name="T362">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3">$data que está en el output de ese run.</text:span> </text:p>
      <text:p text:style-name="P548"/>
      <text:p text:style-name="P549">Voy a hacer dos experimentos <text:span text:style-name="T364">mandar un gadget igual al 2020_3 cambiando el archivo <text:s/>length distribution de la ecocadiz y usando el optfile y el params.in de 2020_5 </text:span></text:p>
      <text:p text:style-name="P550">Y otro usando <text:span text:style-name="T365">el params.out de un run anterior, sin embargo en el github hay un Anchovy2020_5_limrec lo que me hace pensar que efectivamente no le puse límite al reclutamiento</text:span></text:p>
      <text:p text:style-name="P550"/>
      <text:p text:style-name="P633"><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5">también tiene toda la configuración del modelo</text:span></text:p>
      <text:p text:style-name="P551"/>
      <text:p text:style-name="P630"/>
      <text:p text:style-name="P546"><text:span text:style-name="T361">Se puede recuperar todo el modelos a partir de los outputs salvo por las capturas</text:span><text:span text:style-name="T357">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6">el modelo que está en Asessment2020_5_recovery que es</text:span> uno igual al <text:span text:style-name="T364">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7">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8">y el generado se llama Anchovy2021_recovery</text:span> <text:span text:style-name="T368">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8">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4">Este año estoy copiando los archivos en un folder del cesga recovery_2020 que está a su vez en github y hago push desde el cesga directamente.</text:p>
      <text:p text:style-name="P775">Estas notas están en gadgetanchovy en github también</text:p>
      <text:p text:style-name="P775"/>
      <text:p text:style-name="P777">NOTA: Hay más experimentos con el seed usando la última versión del gadget en /home/margarita/Documents/GADGET/experimentos_con_el_2020 en el pc local</text:p>
      <text:p text:style-name="P775"/>
      <text:p text:style-name="P568">En mi PC puedo correr <text:span text:style-name="T373">el gadget</text:span> y quiero pasar los resultados por el Rnw pero al ser nueva la versión del Gadget todo cambia, he creado mis propias funciones para sacar el reclutamiento y ya no uso el Res.by.year, porque fit&lt;-gadget.fit(wgts = "WGTS", steps = 2, printatstart = 0) <text:span text:style-name="T370">funciona.</text:span></text:p>
      <text:p text:style-name="P565">El Rnw está en mi PC, me pide que instale tinytex tinytex::install_tinytex() <text:span text:style-name="T371">y los paquetes de latex que faltan se instalan con una función parse algo del tinytex usando el archivo log </text:span></text:p>
      <text:p text:style-name="P775"/>
      <text:p text:style-name="P775"/>
      <text:p text:style-name="P776">Los optfiles con semillas iguales no funcionan, los resultados son diferentes, puede ser por la versión de Gadget que hay en el CESGA</text:p>
      <text:p text:style-name="P558"/>
      <text:p text:style-name="P561"><text:span text:style-name="T369">E</text:span>s suficiente tener un solo seed <text:span text:style-name="T369">para simulated annealing pero hay algo con la versión del Gadget del CESGA que no deja</text:span>, para comprobarlo haré una copia de <text:span text:style-name="T369">las dos copias con el mismo seed en cada uno de los métodos, los correré el PC de atrás para ver las diferencias (~/Documents/GADGET/experimentos_con_el_2020/Asessment2020_5_recovery_exp</text:span><text:soft-page-break/><text:span text:style-name="T369">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2">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9">~/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4">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9">Asessment2020_5_recovery_exp_withseed1_2_1_</text:span>1 es con el número de iteraciones de Simulated annealing igual a 3000000, el ordenador ha petado, lo voy a correr con 2000000, se llama <text:span text:style-name="T369">Asessment2020_5_recovery_exp_withseed1_2_1_</text:span>1_1</text:p>
      <text:p text:style-name="P795"><text:span text:style-name="T375">con </text:span><text:s/>este run no se obtiene un likelihood <text:span text:style-name="T374">tan bueno, sin embargo he visto que las capturas empiezan en 1989 según el fleet file del seine y que la ld empieza en 1988, lo voy a quitar y lo vuelvo a correr el archivo se llama Asessment2020_5_recovery_exp_withseed1_2_1_1_1_nozerocatches</text:span></text:p>
      <text:p text:style-name="P795"/>
      <text:p text:style-name="P773">Creo un proyecto en R para el assessment del 202<text:span text:style-name="T377">1</text:span> en <text:s/><text:span text:style-name="T286">GADGET/Assessment/Assessment2</text:span><text:span text:style-name="T287">02</text:span><text:span text:style-name="T289">1</text:span></text:p>
      <text:p text:style-name="P795"/>
      <text:p text:style-name="P797">Creando archivos para run <text:span text:style-name="T376">gd &lt;- gadget_directory("Anchovy2021_withoutLDandALK2020_1_2_data")</text:span></text:p>
      <text:p text:style-name="P796">gd &lt;- gadget_directory("Anchovy2021_withoutLDandALK2020_1_2_data")</text:p>
      <text:p text:style-name="P796"/>
      <text:p text:style-name="P798">Todos los <text:span text:style-name="T378">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9"><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9"/>
      <text:p text:style-name="P649"/>
      <text:p text:style-name="P699">Cambio en <text:span text:style-name="T248">(Línea 611) </text:span></text:p>
      <text:p text:style-name="P734">for (i in c(2015:2018)) 2018 por 2019</text:p>
      <text:p text:style-name="P736">for (i in c(2015:2019)){</text:p>
      <text:p text:style-name="P736"><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9"/>
      <text:p text:style-name="P719"/>
      <text:p text:style-name="P212"/>
      <text:p text:style-name="P319"><text:span text:style-name="T293">Revisar que </text:span>el ALK_ECOCADIZ_20<text:span text:style-name="T379">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80">(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1">(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2"/>
      <text:p text:style-name="P791"><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9"><text:span text:style-name="T81">de </text:span><text:span text:style-name="T79">pelago_comp solo <text:s/>se usa </text:span><text:bookmark text:name="rstudio_console_output211"/><text:span text:style-name="T249">pelago_bio_pre</text:span></text:p>
      <text:p text:style-name="P759"/>
      <text:p text:style-name="P760"><text:s/><text:span text:style-name="T296">Actualizar Catches_Algarve hasta 2020 que están en /home/marga/GADGET/DATOS/Algarve/landings_ANE_2020_9aS_PT.xlsx, están en KG así que hay que multiplicar</text:span></text:p>
      <text:p text:style-name="P759"/>
      <text:p text:style-name="P759"/>
      <text:p text:style-name="P764"><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2">#</text:span>fleet.allptsp&lt;-add_row(fleet.allptsp,year=2018,month=c(3,6),count=c(Numb20181,Numb20182))</text:p>
      <text:p text:style-name="P434">fleet.allptsp&lt;-add_row(fleet.allptsp,year=2021,month=c(3,6),count=c(Numb20211,Numb20212))</text:p>
      <text:p text:style-name="P762"/>
      <text:p text:style-name="P367">Cambiar el año en defaults</text:p>
      <text:p text:style-name="P652"/>
      <text:p text:style-name="P695"><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3"/>
      <text:p text:style-name="P696"><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7"><text:span text:style-name="T218">Q</text:span><text:span text:style-name="T186">uito manualmente los datos del 88 del ldist.seine el fleet empieza en 1989</text:span></text:p>
      <text:p text:style-name="P698"><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50"><text:span text:style-name="T383">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4"/>
      <text:p text:style-name="P651"><text:span text:style-name="T383">8 </text:span>runs en el cesga 4 con ALKy LD 2020_1_2 y 4 sin ellas, uno de cada con el optfile de Bjarki</text:p>
      <text:p text:style-name="P655">uno local en mi PC con el optfile de Bjarki</text:p>
      <text:p text:style-name="P656"/>
      <text:p text:style-name="P657">2 runs en Gadget antiguo beta-2.2.0 con 3M iteraciones</text:p>
      <text:p text:style-name="P657">intento 2 runs en gadget nuevo que se carga escribiendo</text:p>
      <text:p text:style-name="P657"><text:s/>touch $HOME/.cesga2020 y lo que sea en otra terminal, igual cuando se remueve con <text:s/>rm $HOME/.cesga2020, lo que sea en otra terminal <text:span text:style-name="T384">problemas para instalar Rgadget en una sesión compute porque no deja instalar RpostgreSQL que necesita una librería: libpsq, he abierto ticket en CESGA para que me ayuden.</text:span></text:p>
      <text:p text:style-name="P657"/>
      <text:p text:style-name="P658">Comparación de Gadgets 2021 para asesorar los del 2020 el output y el usado para el nuevo input <text:span text:style-name="T385">y los del 2021 respecto a la convergencia ya que el seed no funciona.</text:span></text:p>
      <text:p text:style-name="P659">Empiezo con este folder de base:</text:p>
      <text:p text:style-name="P659">/home/marga/Back up de MIPC/Documentos/TEXdocuments/Benchmark/Assessment2020/Comparison4report</text:p>
      <text:p text:style-name="P659"/>
      <text:p text:style-name="P660">Ver comparison_assessment2019_conecocadizldistcorrected20192020differentseeds2410.pdf en ese archivo donde se comparan diferentes seeds, me lo llevo para mi pc local.</text:p>
      <text:p text:style-name="P661">Si el modelo se corre con gadget2 no es necesario redefinir la F para que pille la F de junio a julio como lo tengo en el file de comparison, eso sólo si se hace con el Gadget viejo.</text:p>
      <text:p text:style-name="P662">En el pc local creo el folder <text:span text:style-name="T386">Comparison4report</text:span></text:p>
      <text:p text:style-name="P662"/>
      <text:p text:style-name="P662">Comparo todas las runs del 2020 recovery y presento una que tiene un likelihood similar al Assessment_2020_5 que es 2020_5_recoveryin2021_expseed1_2.</text:p>
      <text:p text:style-name="P662"/>
      <text:p text:style-name="P663">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7">y hago una copia para correrla de nuevo pero la lanzo con el gadget2 sin querer, hago una copia de esa para correrla con el gadget normal se llama Anchovy2021_withoutLDandALK2020_1_2_data_optBjarki_copy2_gadget2_2</text:span></text:p>
      <text:p text:style-name="P664">[invitamr@fs6804 Anchovy2021_withoutLDandALK2020_1_2_data_optBjarki_copy2_gadget2_2]$ sbatch --time=20:00:00 -p shared --qos=shared trabajo.sh</text:p>
      <text:p text:style-name="P664">Submitted batch job 5913166</text:p>
      <text:p text:style-name="P665">Este run resulta con un score <text:span text:style-name="T388">de </text:span><text:span text:style-name="T105">9982</text:span></text:p>
      <text:p text:style-name="P664"/>
      <text:p text:style-name="P664">Sacar los resultados del gadget2 para compararlos con el gadget1 me da un error en el reclutamiento, el orden del reclutamiento que sale del gadget2 es más pequeño.</text:p>
      <text:p text:style-name="P664"/>
      <text:p text:style-name="P693">Hay un archivo de r para copiar los archivos desde el CESGA al repositorio recovery-2020 para sacar los resultados copyfilesfromconsole_2021.r está en mi PC local</text:p>
      <text:p text:style-name="P666">el copy2 en el github es Anchovy2021_withLDandALK2020_1_2_data_copy2M <text:span text:style-name="T389">(aunque no tiene 2 millones de iteraciones)</text:span></text:p>
      <text:p text:style-name="P666">yla opt Bjarki (Anchovy2021_withLDandALK2020_1_2_data_optBjarki) en el github es Anchovy2021_withLDandALK2020_1_2_data_optBjarki2M</text:p>
      <text:p text:style-name="P666"/>
      <text:p text:style-name="P667">y el without en el github es Anchovy2021_withoutLDandALK2020_1_2_data_optBjarki2M</text:p>
      <text:p text:style-name="P668">y Anchovy2021_withoutLDandALK2020_1_2_data_optBjarki_copy2_gadget2_2 es en github <text:span text:style-name="T390">Anchovy2021_withoutLDandALK2020_1_2_data_optBjarki2M_</text:span>copy</text:p>
      <text:p text:style-name="P669">problema con mkdir, correr los mkdir primero</text:p>
      <text:p text:style-name="P669"/>
      <text:p text:style-name="P670">hacer un git <text:span text:style-name="T391">pull y luego git </text:span>push desde el folder recovery en el cesga</text:p>
      <text:p text:style-name="P670"/>
      <text:p text:style-name="P671">[invitamr@fs6802 2021]$ cd Anchovy2021_withoutLDandALK2020_1_2_data_copy2_1</text:p>
      <text:p text:style-name="P671">[invitamr@fs6802 Anchovy2021_withoutLDandALK2020_1_2_data_copy2_1]$ sbatch --time=20:00:00 -p shared --qos=shared trabajo.sh</text:p>
      <text:p text:style-name="P671">Submitted batch job 5919373</text:p>
      <text:p text:style-name="P671">[invitamr@fs6802 Anchovy2021_withoutLDandALK2020_1_2_data_copy2_1]$ cd ..</text:p>
      <text:p text:style-name="P671">[invitamr@fs6802 2021]$ cd Anchovy2021_withoutLDandALK2020_1_2_data_copy2_1_2M</text:p>
      <text:p text:style-name="P671">[invitamr@fs6802 Anchovy2021_withoutLDandALK2020_1_2_data_copy2_1_2M]$ sbatch --time=20:00:00 -p shared --qos=shared trabajo.sh</text:p>
      <text:p text:style-name="P671">Submitted batch job 5919374</text:p>
      <text:p text:style-name="P671">[invitamr@fs6802 Anchovy2021_withoutLDandALK2020_1_2_data_copy2_1_2M]$ cd ..</text:p>
      <text:p text:style-name="P671">[invitamr@fs6802 2021]$ cd Anchovy2021_withLDandALK2020_1_2_data_copy2_1</text:p>
      <text:p text:style-name="P671">[invitamr@fs6802 Anchovy2021_withLDandALK2020_1_2_data_copy2_1]$ sbatch --time=20:00:00 -p shared --qos=shared trabajo.sh</text:p>
      <text:p text:style-name="P671">Submitted batch job 5919375</text:p>
      <text:p text:style-name="P671">[invitamr@fs6802 Anchovy2021_withLDandALK2020_1_2_data_copy2_1]$ cd ..</text:p>
      <text:p text:style-name="P671">[invitamr@fs6802 2021]$ cd Anchovy2021_withLDandALK2020_1_2_data_copy2_1_2M</text:p>
      <text:p text:style-name="P671">[invitamr@fs6802 Anchovy2021_withLDandALK2020_1_2_data_copy2_1_2M]$ sbatch --time=20:00:00 -p shared --qos=shared trabajo.sh</text:p>
      <text:p text:style-name="P671">Submitted batch job 5919376</text:p>
      <text:p text:style-name="P662"/>
      <text:p text:style-name="P672">En términos relativos el withoptBjarki2M <text:span text:style-name="T392">es diferente los otros dan alrededor de 0.4.</text:span></text:p>
      <text:p text:style-name="P673"/>
      <text:p text:style-name="P673"><text:soft-page-break/>Agrego a la comparación:</text:p>
      <text:p text:style-name="P673">"Anchovy2021_withLDandALK2020_1_2_data_copy1" <text:s text:c="22"/>10550 LikelihoddScore</text:p>
      <text:p text:style-name="P673">en el github "/Anchovy2021_withLDandALK2020_1_2_data_copy1M"</text:p>
      <text:p text:style-name="P673"/>
      <text:p text:style-name="P673"><text:s/>"Anchovy2021_withLDandALK2020_1_2_data_copy2_1" <text:tab/><text:tab/>10485 LS</text:p>
      <text:p text:style-name="P673">en el github Anchovy2021_withLDandALK2020_1_2_data_copy2M_1" aunque no tenga 2M de iteraciones</text:p>
      <text:p text:style-name="P673"/>
      <text:p text:style-name="P673">"Anchovy2021_withoutLDandALK2020_1_2_data" <text:s text:c="25"/>LS 10422</text:p>
      <text:p text:style-name="P674">en el github es <text:span text:style-name="T393">/Anchovy2021_withoutLDandALK2020_1_2_data_1M</text:span></text:p>
      <text:p text:style-name="P674"/>
      <text:p text:style-name="P673">"Anchovy2021_withoutLDandALK2020_1_2_data_copy2_1"<text:tab/><text:tab/>LS 10484</text:p>
      <text:p text:style-name="P675">en github /Anchovy2021_withoutLDandALK2020_1_2_data_copy2M_1</text:p>
      <text:p text:style-name="P675"/>
      <text:p text:style-name="P676">En el folder de comparison el fit5 es para salidas del Gadget2, <text:span text:style-name="T394">pero sólo en el folder de comparison Gadget1_gadget2.</text:span></text:p>
      <text:p text:style-name="P676"/>
      <text:p text:style-name="P677">~/Documents/GADGET/Comparison4report/comparison_with_without_2021_morecomplete/comparison_with_without_2021_2runs.pdf definitivo con dos runs de cada uno que son consistentes en términos relativos</text:p>
      <text:p text:style-name="P678"/>
      <text:p text:style-name="P679"><text:span text:style-name="T57">Hay que cambiar el Taleda de 2020 poniendo en la ALK la ALK de la Pelago</text:span>, <text:span text:style-name="T106">lo he hecho manualmente</text:span> <text:span text:style-name="T395">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80">he hecho una copia de Assessment y de DATOS al pc hp porque también ha cambiado el taleda del 2020 primer y segundo trimestres.</text:p>
      <text:p text:style-name="P681">Ahora comparo el nuevo folder creado con el último del cesga </text:p>
      <text:p text:style-name="P681"/>
      <text:p text:style-name="P681">Recordar que el escogido por ahora es el copy2 con lk 10116</text:p>
      <text:p text:style-name="P681"/>
      <text:p text:style-name="P682">De mi hp hago meld con el cesga copy 2 <text:span text:style-name="T405">(ojo ldist.ecocadiz que tiene que estar actualizado con datos del último año))</text:span></text:p>
      <text:p text:style-name="P683">Recordar que el ldist.ecocadiz hay que cambiarlo manualmente y ojo hay que quitar la ldist seine 1988 manualmente tb. <text:span text:style-name="T396">Ha quedado completado el folder listo para correr en el hp GADGET/Assessment/Asessment_2021/Anchovy2021_withLD2018_2019_1_2_andALKpelago2020 y lo copio manualmente al CESGA Gadget2021/2021</text:span></text:p>
      <text:p text:style-name="P683"/>
      <text:p text:style-name="P684">invitamr@fs6803 2021]$ cd Anchovy2021_withLD2018_2019_1_2_andALKpelago2020</text:p>
      <text:p text:style-name="P684">[invitamr@fs6803 Anchovy2021_withLD2018_2019_1_2_andALKpelago2020]$ sbatch --time=10:00:00 -p shared --qos=shared trabajo.sh</text:p>
      <text:p text:style-name="P684">Submitted batch job 5933294</text:p>
      <text:p text:style-name="P684">[invitamr@fs6803 Anchovy2021_withLD2018_2019_1_2_andALKpelago2020]$ cd ..</text:p>
      <text:p text:style-name="P684">[invitamr@fs6803 2021]$ cd Anchovy2021_withLD2018_2019_1_2_andALKpelago2020_copy1</text:p>
      <text:p text:style-name="P684">[invitamr@fs6803 Anchovy2021_withLD2018_2019_1_2_andALKpelago2020_copy1]$ sbatch --time=10:00:00 -p shared --qos=shared trabajo.sh</text:p>
      <text:p text:style-name="P684">Submitted batch job 5933295</text:p>
      <text:p text:style-name="P684">[invitamr@fs6803 Anchovy2021_withLD2018_2019_1_2_andALKpelago2020_copy1]$ cd ..</text:p>
      <text:p text:style-name="P684">[invitamr@fs6803 2021]$ cd Anchovy2021_withLD2018_2019_1_2_andALKpelago2020_copy2</text:p>
      <text:p text:style-name="P684">[invitamr@fs6803 Anchovy2021_withLD2018_2019_1_2_andALKpelago2020_copy2]$ sbatch --time=10:00:00 -p shared --qos=shared trabajo.sh</text:p>
      <text:p text:style-name="P684"><text:soft-page-break/>Submitted batch job 5933297</text:p>
      <text:p text:style-name="P684">[invitamr@fs6803 Anchovy2021_withLD2018_2019_1_2_andALKpelago2020_copy2]$ cd ..</text:p>
      <text:p text:style-name="P684">[invitamr@fs6803 2021]$ cd Anchovy2021_withLD2018_2019_1_2_andALKpelago2020_copy2M</text:p>
      <text:p text:style-name="P684">[invitamr@fs6803 Anchovy2021_withLD2018_2019_1_2_andALKpelago2020_copy2M]$ sbatch --time=30:00:00 -p shared --qos=shared trabajo.sh</text:p>
      <text:p text:style-name="P684">Submitted batch job 5933299</text:p>
      <text:p text:style-name="P684">[invitamr@fs6803 Anchovy2021_withLD2018_2019_1_2_andALKpelago2020_copy2M]$ cd ..</text:p>
      <text:p text:style-name="P684">[invitamr@fs6803 2021]$ cd Anchovy2021_withLD2018_2019_1_2_andALKpelago2020_copy2M_copy</text:p>
      <text:p text:style-name="P684">[invitamr@fs6803 Anchovy2021_withLD2018_2019_1_2_andALKpelago2020_copy2M_copy]$ sbatch --time=30:00:00 -p shared --qos=shared trabajo.sh</text:p>
      <text:p text:style-name="P684">Submitted batch job 5933300</text:p>
      <text:p text:style-name="P684">[invitamr@fs6803 Anchovy2021_withLD2018_2019_1_2_andALKpelago2020_copy2M_copy]$ cd ..</text:p>
      <text:p text:style-name="P684">[invitamr@fs6803 2021]$ cd Anchovy2021_withLD2018_2019_1_2_andALKpelago2020_optBjarki2M</text:p>
      <text:p text:style-name="P684">[invitamr@fs6803 Anchovy2021_withLD2018_2019_1_2_andALKpelago2020_optBjarki2M]$ sbatch --time=40:00:00 -p shared --qos=shared trabajo.sh</text:p>
      <text:p text:style-name="P684">Submitted batch job 5933303</text:p>
      <text:p text:style-name="P684">[invitamr@fs6803 Anchovy2021_withLD2018_2019_1_2_andALKpelago2020_optBjarki2M]$ cd ..</text:p>
      <text:p text:style-name="P684">[invitamr@fs6803 2021]$ cd Anchovy2021_withLD2018_2019_1_2_andALKpelago2020_optBjarki2M_copy</text:p>
      <text:p text:style-name="P684">[invitamr@fs6803 Anchovy2021_withLD2018_2019_1_2_andALKpelago2020_optBjarki2M_copy]$ sbatch --time=40:00:00 -p shared --qos=shared trabajo.sh</text:p>
      <text:p text:style-name="P684">Submitted batch job 5933310</text:p>
      <text:p text:style-name="P684">[invitamr@fs6803 Anchovy2021_withLD2018_2019_1_2_andALKpelago2020_optBjarki2M_copy]$ cd ..</text:p>
      <text:p text:style-name="P684">[invitamr@fs6803 2021]$ cd Anchovy2021_withLD2018_2019_1_2_andALKpelago2020_optBjarki3M</text:p>
      <text:p text:style-name="P684">[invitamr@fs6803 Anchovy2021_withLD2018_2019_1_2_andALKpelago2020_optBjarki3M]$ sbatch --time=60:00:00 -p shared --qos=shared trabajo.sh</text:p>
      <text:p text:style-name="P684">Submitted batch job 5933315</text:p>
      <text:p text:style-name="P684"/>
      <text:p text:style-name="P685">Estos son los folders de configuración y se llaman igual en el github</text:p>
      <text:p text:style-name="P685"># [1] "Anchovy2021_withLD2018_2019_1_2_andALKpelago2020" <text:s text:c="18"/>"Anchovy2021_withLD2018_2019_1_2_andALKpelago2020_copy1" <text:s text:c="11"/></text:p>
      <text:p text:style-name="P685"># [3] "Anchovy2021_withLD2018_2019_1_2_andALKpelago2020_copy2" <text:s text:c="13"/>"Anchovy2021_withLD2018_2019_1_2_andALKpelago2020_optBjarki2M" <text:s text:c="5"/></text:p>
      <text:p text:style-name="P685"># [7] "Anchovy2021_withLD2018_2019_1_2_andALKpelago2020_optBjarki2M_copy" <text:s/>"Anchovy2021_withLD2018_2019_1_2_andALKpelago2020_optBjarki3M" <text:s text:c="2"/></text:p>
      <text:p text:style-name="P685"/>
      <text:p text:style-name="P686">Recordar que el paso de archivos ya no lo hago manual sino con <text:bookmark-start text:name="__DdeLink__6066_414035641"/>copyfromconsole_2021.r<text:bookmark-end text:name="__DdeLink__6066_414035641"/> <text:span text:style-name="T397">los paso a un folder en el cesga y luego hago un push (hacer pull primero por si acaso) en recovery_results_2020 </text:span></text:p>
      <text:p text:style-name="P686"/>
      <text:p text:style-name="P687">Run definitivo: <text:span text:style-name="T57">Anchovy2021_withLD2018_2019_1_2_andALKpelago2020_optBjarki2M_copy</text:span></text:p>
      <text:p text:style-name="P688">Lo he metido en el TAF del 2021, en el Rnw del WD hay que buscar 2020 e ir cambiando o agregando lo que surja <text:span text:style-name="T399">y el Latestadvice</text:span></text:p>
      <text:p text:style-name="P673"><text:s/><text:span text:style-name="T398">El error al compilar =Component es de la línea bubbles sale por un problema con dplyr, la función </text:span><text:span text:style-name="T178">dplyr::rename</text:span><text:span text:style-name="T398"> se arregla con salir y volver a entrar:</text:span></text:p>
      <text:p text:style-name="P689"><text:soft-page-break/>No olvidar cambiar los links a los params.in y al optfile.</text:p>
      <text:p text:style-name="P694">Genero tablas para elemento del gadget_fit y lo guardo en un folder que se llama results en el TAF y lo copio tb al repositorio dónde están las salidas del modelo.</text:p>
      <text:p text:style-name="P689"/>
      <text:p text:style-name="P69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90"/>
      <text:p text:style-name="P691">For the next year <text:span text:style-name="T400">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1"/>
      <text:p text:style-name="P692">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1">hp</text:span>) para luego comentarlo</text:p>
      <text:p text:style-name="P573">He puesto 105 toneladas a mano de discards después de haber generado el archivo de las summaryplots, <text:span text:style-name="T402">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3">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4">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5">Nope me faltan 100 tons</text:span></text:p>
      <text:p text:style-name="P616"/>
      <text:p text:style-name="P635"><text:bookmark text:name="rstudio_console_output6"/>BIOMTOTnewyear$catonsur[33]-0.059-1.669</text:p>
      <text:p text:style-name="P794">[1] 5781.978</text:p>
      <text:p text:style-name="P616"><text:s/><text:span text:style-name="T405">Importante revisar el BIOMtot porque a veces se genera y se duerme el save sin tener todos los datos</text:span></text:p>
      <text:p text:style-name="P616"/>
      <text:p text:style-name="P634">Hola Leire,</text:p>
      <text:p text:style-name="P701">He visto que hay un error de 3 tons en las landings de la 9aS, donde dice 5682 (landings de 2020 management year) debería decir 5679</text:p>
      <text:p text:style-name="P701">El raising con el 37% se hace para el segundo trimestre de 2021 en los datos de España, </text:p>
      <text:p text:style-name="P701">Siendo estos son los valores por trimestre incluyendo discards:</text:p>
      <text:p text:style-name="P701">Year  Quarter PtCatches     Spcatches     Sp+pt catches</text:p>
      <text:p text:style-name="P701">2020      3      73.50840     2529.7990     2603.30740<text:line-break/><text:soft-page-break/> 2020      4      12.23000     1100.7980     1113.02800<text:line-break/> 2021      1       1.66900      616.2161      617.88514<text:line-break/> 2021      2       0.05900     <text:span text:style-name="T56">1449.4260</text:span>     1449.48503</text:p>
      <text:p text:style-name="P701">1449.4260=2021_(abril y mayo)+0.37*(2021_(enero a marzo)+2021_(abril y mayo)) y esto es igual a:</text:p>
      <text:p text:style-name="P701">1449.4260=891,552+0.37*(616,216+891,552)</text:p>
      <text:p text:style-name="P701">El valor de las catches SP+PT del management year es 5783.706 tons (sumando la columna Sp+pt catches) , para obtener las landings le restamos 105 tons de discards del management year y queda 5678.706 (redondeando 5679)</text:p>
      <text:p text:style-name="P618">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6">Y para instalar Rjava</text:span></text:span></text:p>
      <text:p text:style-name="P778"><text:span text:style-name="Source_20_Text"><text:span text:style-name="T406">primero en la terminal </text:span></text:span></text:p>
      <text:p text:style-name="P778"><text:span text:style-name="Source_20_Text"><text:span text:style-name="T406">sudo /opt/R/3.6.0/bin/R CMD javareconf</text:span></text:span></text:p>
      <text:p text:style-name="P778"><text:span text:style-name="Source_20_Text"/></text:p>
      <text:p text:style-name="P779"><text:span text:style-name="Source_20_Text"><text:span text:style-name="T407">Hay que borrar todos los units = c("in", "cm", "mm") en los ggsave</text:span></text:span></text:p>
      <text:p text:style-name="P779"><text:span text:style-name="Source_20_Text"/></text:p>
      <text:p text:style-name="P780"><text:span text:style-name="Source_20_Text"><text:span text:style-name="T408">Si sale este error: Couldn’t find font “-adobe-helvetica-medium</text:span></text:span></text:p>
      <text:p text:style-name="P780"><text:span text:style-name="Source_20_Text"/></text:p>
      <text:p text:style-name="P780"><text:span text:style-name="Source_20_Text"><text:span text:style-name="T408">se soluciona en bash con: </text:span></text:span></text:p>
      <text:p text:style-name="P78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80"><text:span text:style-name="Source_20_Text"/></text:p>
      <text:p text:style-name="P780"><text:span text:style-name="Source_20_Text"><text:span text:style-name="T408">y restart</text:span></text:span></text:p>
      <text:p text:style-name="P780"><text:span text:style-name="Source_20_Text"/></text:p>
      <text:p text:style-name="P781"><text:span text:style-name="Source_20_Text"><text:span text:style-name="T409">Hay un problema con el paquete FSA pero no es necesario para el report, se soluciona haciendo &lt;&lt;</text:span></text:span><text:span text:style-name="Source_20_Text"><text:span text:style-name="T109">eval = F</text:span></text:span><text:span text:style-name="Source_20_Text"><text:span text:style-name="T409">, echo = F, include=F, results= hide <text:s/>,fig=false&gt;&gt;=</text:span></text:span></text:p>
      <text:p text:style-name="P781"><text:span text:style-name="Source_20_Text">library(FSA)</text:span></text:p>
      <text:p text:style-name="P781"><text:span text:style-name="Source_20_Text"/></text:p>
      <text:p text:style-name="P782"><text:soft-page-break/><text:span text:style-name="Source_20_Text"><text:span text:style-name="T410">Para correr el Gadget del assessment aceptado en el CESGA:</text:span></text:span></text:p>
      <text:p text:style-name="P782"><text:span text:style-name="Source_20_Text"><text:span text:style-name="T410">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10">csepcmrh@ft2.cesga.es</text:span></text:span></text:a></text:p>
      <text:p text:style-name="P783"><text:span text:style-name="Source_20_Text"/></text:p>
      <text:p text:style-name="P783"><text:span text:style-name="Source_20_Text"><text:span text:style-name="T411">module load cesga/2018</text:span></text:span></text:p>
      <text:p text:style-name="P783"><text:span text:style-name="Source_20_Text"/></text:p>
      <text:p text:style-name="P783"><text:span text:style-name="Source_20_Text"><text:span text:style-name="T411">module load gcc/6.4.0</text:span></text:span></text:p>
      <text:p text:style-name="P783"><text:span text:style-name="Source_20_Text"/></text:p>
      <text:p text:style-name="P783"><text:span text:style-name="Source_20_Text"><text:span text:style-name="T411">module load R/3.6.0 </text:span></text:span></text:p>
      <text:p text:style-name="P783"><text:span text:style-name="Source_20_Text"><text:span text:style-name="T411">module load gadget</text:span></text:span></text:p>
      <text:p text:style-name="P783"><text:span text:style-name="Source_20_Text"/></text:p>
      <text:p text:style-name="P783"><text:span text:style-name="Source_20_Text"><text:span text:style-name="T411">Para reproducir el del año pasado </text:span></text:span></text:p>
      <text:p text:style-name="P784"><text:span text:style-name="Source_20_Text"><text:span text:style-name="T412">Hay un error en la instalación del paquete Rpostgres que no pasa con la última versión de R 4.0.4 que pide la librería cesga/2020 voy a intentar con esa a ver cómo va</text:span></text:span></text:p>
      <text:p text:style-name="P785"><text:span text:style-name="Source_20_Text"><text:span text:style-name="T413">Intento en el ft3 porque el ft2 va a desaparecer</text:span></text:span></text:p>
      <text:p text:style-name="P785"><text:span text:style-name="Source_20_Text"><text:span text:style-name="T413">compute</text:span></text:span></text:p>
      <text:p text:style-name="P785"><text:span text:style-name="Source_20_Text"><text:span text:style-name="T413">module load cesga/2020</text:span></text:span></text:p>
      <text:p text:style-name="P785"><text:span text:style-name="Source_20_Text"><text:span text:style-name="T413">R</text:span></text:span></text:p>
      <text:p text:style-name="P785"><text:span text:style-name="Source_20_Text"><text:span text:style-name="T413">Pero hay un problema con los paquetes</text:span></text:span></text:p>
      <text:p text:style-name="P785"><text:span text:style-name="Source_20_Text"/></text:p>
      <text:p text:style-name="P792"><text:span text:style-name="Source_20_Text"><text:span text:style-name="T353">En el cesga muchos problemas con la instalación de Rgadget usando </text:span></text:span><text:span text:style-name="Source_20_Text">devtools::install_github("gadget-framework/rgadget")</text:span></text:p>
      <text:p text:style-name="P786"><text:span text:style-name="Source_20_Text"/></text:p>
      <text:p text:style-name="P786"><text:span text:style-name="Source_20_Text"><text:span text:style-name="T414">Me entero que el ft2 va a morir, hay que pasarse al ft3, y Carlos Mouriño me instala el Rgadget porque el error está en una librería stringi.so que no la encuentra.</text:span></text:span></text:p>
      <text:p text:style-name="P786"><text:span text:style-name="Source_20_Text"><text:span text:style-name="T414">En el ft3 sólo hay que escribir R, no hay que cargar ningún módulo, creo Anchovy2022_2 que es copia de la configuración aceptada hace un año y modifico el runner para poder mandarlo al sistema de colas</text:span></text:span></text:p>
      <text:p text:style-name="P787"><text:span text:style-name="Source_20_Text"><text:span text:style-name="T415">hay que instalar también gadget2 como paquete de R:</text:span></text:span></text:p>
      <text:p text:style-name="P817"><text:span text:style-name="Source_20_Text">remotes::install_github("gadget-framework/gadget2")</text:span></text:p>
      <text:p text:style-name="P817"><text:span text:style-name="Source_20_Text"/></text:p>
      <text:p text:style-name="P818"><text:span text:style-name="Source_20_Text"><text:span text:style-name="T416">Pruebas Anchovy2022_1 perdida la conexión</text:span></text:span></text:p>
      <text:p text:style-name="P819"><text:span text:style-name="Source_20_Text"><text:span text:style-name="T416">Anchovy2022_2 con 10 horas perdido </text:span></text:span></text:p>
      <text:p text:style-name="P819"><text:span text:style-name="Source_20_Text"><text:span text:style-name="T416">Anchovy2022_3 con 20 horas </text:span></text:span></text:p>
      <text:p text:style-name="P819"><text:span text:style-name="Source_20_Text"><text:span text:style-name="T416">Anchovy2022_4 con 60 horas </text:span></text:span></text:p>
      <text:p text:style-name="P819"><text:span text:style-name="Source_20_Text"><text:span text:style-name="T416">Anchovy2022_5 con 60 horas pero con menos iteraciones simaniter= 1000000 en vez de 2000000 y simanneps=1e-03 en vez de 1e-06 el objetivo es obtener al menos unos resultados que pueda correr en el entorno TAF</text:span></text:span></text:p>
      <text:p text:style-name="P819"><text:span text:style-name="Source_20_Text"/></text:p>
      <text:p text:style-name="P820"><text:span text:style-name="Source_20_Text"><text:span text:style-name="T417">Me pongo con el setup mientras corren estos en el cesga en el folder Gadget_2022</text:span></text:span></text:p>
      <text:p text:style-name="P820"><text:span text:style-name="Source_20_Text"/></text:p>
      <text:p text:style-name="P822"><text:span text:style-name="Source_20_Text"><text:span text:style-name="T419">He metido el setup último en el folder initial/software del TAF sin meterlo en el .bib</text:span></text:span></text:p>
      <text:p text:style-name="P822"><text:span text:style-name="Source_20_Text"/></text:p>
      <text:p text:style-name="P822"><text:span text:style-name="Source_20_Text"><text:span text:style-name="T419">Clono repositorio TAF en el HP</text:span></text:span></text:p>
      <text:p text:style-name="P823"><text:span text:style-name="Source_20_Text"><text:span text:style-name="T420">y clono repositorio gitlab boqueron_assessment en ICES_grupos del hp y del lenovo</text:span></text:span></text:p>
      <text:p text:style-name="P820"><text:span text:style-name="Source_20_Text"/></text:p>
      <text:p text:style-name="P821"><text:soft-page-break/><text:span text:style-name="Source_20_Text"><text:span text:style-name="T418">1. Correr el setup con datos actualizados y ver las diferencias con el modelo del año pasado</text:span></text:span></text:p>
      <text:p text:style-name="P821"><text:span text:style-name="Source_20_Text"/></text:p>
      <text:p text:style-name="P824"><text:span text:style-name="Source_20_Text"><text:span text:style-name="T421">He visto un video tutorial del taf y lo he puesto en gitlab en boqueron_assessment</text:span></text:span></text:p>
      <text:p text:style-name="P824"><text:span text:style-name="Source_20_Text"><text:span text:style-name="T421">He conectado archivos por ssh usando ssh://</text:span></text:span><text:a xlink:type="simple" xlink:href="mailto:marga@XXX.XXX.XX.XXX" text:style-name="Internet_20_link" text:visited-style-name="Visited_20_Internet_20_Link"><text:span text:style-name="Source_20_Text"><text:span text:style-name="T421">marga@XXX.XXX.XX.XXX</text:span></text:span></text:a><text:span text:style-name="Source_20_Text"><text:span text:style-name="T421"> donde las equis son la IP de donde me quiero conectar que se ve con ifconfig 168...etc</text:span></text:span></text:p>
      <text:p text:style-name="P824"><text:span text:style-name="Source_20_Text"/></text:p>
      <text:p text:style-name="P824"><text:span text:style-name="Source_20_Text"><text:span text:style-name="T421">Ha terminado de correr el Anchovy2022_5 que es realmente copia del de 2021, la versión de Rgadget no me deja crear ni el objeto stock ni el objeto recruitment</text:span></text:span></text:p>
      <text:p text:style-name="P783"><text:span text:style-name="Source_20_Text"/></text:p>
      <text:p text:style-name="P782"><text:span text:style-name="Source_20_Text"/></text:p>
      <text:p text:style-name="P782"><text:span text:style-name="Source_20_Text"/></text:p>
      <text:p text:style-name="P782"><text:span text:style-name="Source_20_Text"/></text:p>
      <text:p text:style-name="P78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12H34M34S</meta:editing-duration>
    <meta:editing-cycles>18</meta:editing-cycles>
    <meta:generator>LibreOffice/5.1.6.2$Linux_X86_64 LibreOffice_project/10m0$Build-2</meta:generator>
    <dc:date>2022-05-11T00:45:59.486295194</dc:date>
    <meta:document-statistic meta:table-count="0" meta:image-count="1" meta:object-count="0" meta:page-count="51" meta:paragraph-count="1410" meta:word-count="15129" meta:character-count="114531" meta:non-whitespace-character-count="98655"/>
  </office:meta>
</office:document-meta>
</file>